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01" style:family="table">
      <style:table-properties style:width="169.92mm" fo:margin-left="0mm" fo:margin-right="0.09mm" table:align="margins"/>
    </style:style>
    <style:style style:name="Table101.A" style:family="table-column">
      <style:table-column-properties style:column-width="76.04mm" style:rel-column-width="29328*"/>
    </style:style>
    <style:style style:name="Table101.B" style:family="table-column">
      <style:table-column-properties style:column-width="93.87mm" style:rel-column-width="36207*"/>
    </style:style>
    <style:style style:name="Table101.A1" style:family="table-cell">
      <style:table-cell-properties fo:padding="0.97mm" fo:border-left="none" fo:border-right="none" fo:border-top="0.35mm solid #000000" fo:border-bottom="0.35mm solid #000000"/>
    </style:style>
    <style:style style:name="Table101.A2" style:family="table-cell">
      <style:table-cell-properties fo:padding="0.97mm" fo:border="none"/>
    </style:style>
    <style:style style:name="Table101.A5" style:family="table-cell">
      <style:table-cell-properties fo:padding="0.97mm" fo:border-left="none" fo:border-right="none" fo:border-top="0.18mm solid #000000" fo:border-bottom="none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background-color="transparent"/>
    </style:style>
    <style:style style:name="P3" style:family="paragraph" style:parent-style-name="Standard">
      <style:paragraph-properties fo:margin-left="0mm" fo:margin-right="0mm" fo:text-indent="0mm" style:auto-text-indent="false"/>
      <style:text-properties fo:language="en" fo:country="US"/>
    </style:style>
    <style:style style:name="P4" style:family="paragraph" style:parent-style-name="Footer">
      <style:text-properties fo:language="en" fo:country="US"/>
    </style:style>
    <style:style style:name="P5" style:family="paragraph" style:parent-style-name="scpi2">
      <style:text-properties fo:language="en" fo:country="US"/>
    </style:style>
    <style:style style:name="P6" style:family="paragraph" style:parent-style-name="scpi2">
      <style:text-properties fo:language="en" fo:country="US" fo:background-color="transparent"/>
    </style:style>
    <style:style style:name="P7" style:family="paragraph" style:parent-style-name="scpi4">
      <style:text-properties fo:language="en" fo:country="US"/>
    </style:style>
    <style:style style:name="P8" style:family="paragraph" style:parent-style-name="Header_20_left">
      <style:text-properties fo:language="en" fo:country="US"/>
    </style:style>
    <style:style style:name="P9" style:family="paragraph" style:parent-style-name="Heading_20_1" style:master-page-name="First_20_Page">
      <style:paragraph-properties style:page-number="auto"/>
      <style:text-properties fo:language="en" fo:country="US"/>
    </style:style>
    <style:style style:name="P10" style:family="paragraph" style:parent-style-name="table_5f_header">
      <style:text-properties fo:language="en" fo:country="US"/>
    </style:style>
    <style:style style:name="P11" style:family="paragraph" style:parent-style-name="note">
      <style:text-properties fo:language="en" fo:country="US" fo:font-style="normal" style:font-style-asian="normal" style:font-style-complex="normal"/>
    </style:style>
    <style:style style:name="P12" style:family="paragraph" style:parent-style-name="scpi3">
      <style:paragraph-properties fo:margin-left="0mm" fo:margin-right="0mm" fo:text-indent="0mm" style:auto-text-indent="false"/>
      <style:text-properties fo:language="en" fo:country="US"/>
    </style:style>
    <style:style style:name="P13" style:family="paragraph" style:parent-style-name="scpi3">
      <style:text-properties fo:language="en" fo:country="US"/>
    </style:style>
    <style:style style:name="P14" style:family="paragraph" style:parent-style-name="scpi3">
      <style:text-properties fo:language="en" fo:country="US" fo:background-color="transparent"/>
    </style:style>
    <style:style style:name="P15" style:family="paragraph" style:parent-style-name="scpi1">
      <style:text-properties fo:language="en" fo:country="US"/>
    </style:style>
    <style:style style:name="P16" style:family="paragraph" style:parent-style-name="scpi1">
      <style:text-properties fo:language="en" fo:country="US" fo:background-color="transparent"/>
    </style:style>
    <style:style style:name="P17" style:family="paragraph" style:parent-style-name="scpi0">
      <style:text-properties fo:language="en" fo:country="US"/>
    </style:style>
    <style:style style:name="P18" style:family="paragraph" style:parent-style-name="scpi0">
      <style:text-properties fo:language="en" fo:country="US" fo:background-color="transparent"/>
    </style:style>
    <style:style style:name="P19" style:family="paragraph" style:parent-style-name="Standard">
      <style:text-properties fo:language="en" fo:country="US"/>
    </style:style>
    <style:style style:name="P20" style:family="paragraph" style:parent-style-name="Standard">
      <style:text-properties fo:language="en" fo:country="US" fo:background-color="transparent"/>
    </style:style>
    <style:style style:name="P21" style:family="paragraph" style:parent-style-name="Standard">
      <style:text-properties fo:language="en" fo:country="US" fo:font-style="italic" style:font-style-asian="italic" style:font-style-complex="italic"/>
    </style:style>
    <style:style style:name="P22" style:family="paragraph" style:parent-style-name="Footer_20_right">
      <style:text-properties fo:language="en" fo:country="US"/>
    </style:style>
    <style:style style:name="P23" style:family="paragraph" style:parent-style-name="Header_20_right">
      <style:text-properties fo:language="en" fo:country="US"/>
    </style:style>
    <style:style style:name="P24" style:family="paragraph" style:parent-style-name="Footer_20_left">
      <style:text-properties fo:language="en" fo:country="US"/>
    </style:style>
    <style:style style:name="P25" style:family="paragraph" style:parent-style-name="scpi5">
      <style:text-properties fo:language="en" fo:country="US"/>
    </style:style>
    <style:style style:name="T1" style:family="text">
      <style:text-properties fo:font-size="10.5pt"/>
    </style:style>
  </office:automatic-styles>
  <office:body>
    <office:text text:use-soft-page-breaks="true">
      <office:forms form:automatic-focus="false" form:apply-design-mode="false"/>
      <text:tracked-changes>
        <text:changed-region xml:id="ct139941696686360" text:id="ct139941696686360">
          <text:insertion>
            <office:change-info>
              <dc:creator>Denis Kotlar</dc:creator>
              <dc:date>2017-06-16T12:59:00</dc:date>
            </office:change-info>
          </text:insertion>
        </text:changed-region>
        <text:changed-region xml:id="ct139941702558280" text:id="ct139941702558280">
          <text:insertion>
            <office:change-info>
              <dc:creator>Denis Kotlar</dc:creator>
              <dc:date>2017-06-16T12:59:00</dc:date>
            </office:change-info>
          </text:insertion>
        </text:changed-region>
        <text:changed-region xml:id="ct139941702558664" text:id="ct139941702558664">
          <text:insertion>
            <office:change-info>
              <dc:creator>Denis Kotlar</dc:creator>
              <dc:date>2017-04-02T12:49:00</dc:date>
            </office:change-info>
          </text:insertion>
        </text:changed-region>
        <text:changed-region xml:id="ct139941702560392" text:id="ct139941702560392">
          <text:insertion>
            <office:change-info>
              <dc:creator>Denis Kotlar</dc:creator>
              <dc:date>2017-04-02T12:49:00</dc:date>
            </office:change-info>
          </text:insertion>
        </text:changed-region>
        <text:changed-region xml:id="ct139941702559816" text:id="ct139941702559816">
          <text:insertion>
            <office:change-info>
              <dc:creator>Denis Kotlar</dc:creator>
              <dc:date>2017-06-16T10:36:00</dc:date>
            </office:change-info>
          </text:insertion>
        </text:changed-region>
        <text:changed-region xml:id="ct139941702557704" text:id="ct139941702557704">
          <text:insertion>
            <office:change-info>
              <dc:creator>Denis Kotlar</dc:creator>
              <dc:date>2017-04-02T12:50:00</dc:date>
            </office:change-info>
          </text:insertion>
        </text:changed-region>
        <text:changed-region xml:id="ct139943245587216" text:id="ct139943245587216">
          <text:insertion>
            <office:change-info>
              <dc:creator>Denis Kotlar</dc:creator>
              <dc:date>2017-04-02T12:50:00</dc:date>
            </office:change-info>
          </text:insertion>
        </text:changed-region>
        <text:changed-region xml:id="ct139943245589328" text:id="ct139943245589328">
          <text:insertion>
            <office:change-info>
              <dc:creator>Denis Kotlar</dc:creator>
              <dc:date>2017-06-16T10:35:00</dc:date>
            </office:change-info>
          </text:insertion>
        </text:changed-region>
        <text:changed-region xml:id="ct139941692212952" text:id="ct139941692212952">
          <text:insertion>
            <office:change-info>
              <dc:creator>Denis Kotlar</dc:creator>
              <dc:date>2017-06-16T10:32:00</dc:date>
            </office:change-info>
          </text:insertion>
        </text:changed-region>
        <text:changed-region xml:id="ct139941692213144" text:id="ct139941692213144">
          <text:insertion>
            <office:change-info>
              <dc:creator>Denis Kotlar</dc:creator>
              <dc:date>2017-06-16T10:33:00</dc:date>
            </office:change-info>
          </text:insertion>
        </text:changed-region>
        <text:changed-region xml:id="ct139941696077584" text:id="ct139941696077584">
          <text:insertion>
            <office:change-info>
              <dc:creator>Denis Kotlar</dc:creator>
              <dc:date>2017-06-16T10:35:00</dc:date>
            </office:change-info>
          </text:insertion>
        </text:changed-region>
        <text:changed-region xml:id="ct139941810078864" text:id="ct139941810078864">
          <text:insertion>
            <office:change-info>
              <dc:creator>Denis Kotlar</dc:creator>
              <dc:date>2017-06-16T10:33:00</dc:date>
            </office:change-info>
          </text:insertion>
        </text:changed-region>
        <text:changed-region xml:id="ct139943245750024" text:id="ct139943245750024">
          <text:insertion>
            <office:change-info>
              <dc:creator>Denis Kotlar</dc:creator>
              <dc:date>2017-06-16T10:39:00</dc:date>
            </office:change-info>
          </text:insertion>
        </text:changed-region>
        <text:changed-region xml:id="ct139943245749640" text:id="ct139943245749640">
          <text:insertion>
            <office:change-info>
              <dc:creator>Denis Kotlar</dc:creator>
              <dc:date>2017-06-16T10:39:00</dc:date>
            </office:change-info>
          </text:insertion>
        </text:changed-region>
        <text:changed-region xml:id="ct139943245588752" text:id="ct139943245588752">
          <text:insertion>
            <office:change-info>
              <dc:creator>Denis Kotlar</dc:creator>
              <dc:date>2017-06-16T10:39:00</dc:date>
            </office:change-info>
          </text:insertion>
        </text:changed-region>
        <text:changed-region xml:id="ct139943246573336" text:id="ct139943246573336">
          <text:insertion>
            <office:change-info>
              <dc:creator>Denis Kotlar</dc:creator>
              <dc:date>2017-06-16T10:39:00</dc:date>
            </office:change-info>
          </text:insertion>
        </text:changed-region>
        <text:changed-region xml:id="ct139943245749448" text:id="ct139943245749448">
          <text:insertion>
            <office:change-info>
              <dc:creator>Denis Kotlar</dc:creator>
              <dc:date>2017-06-16T10:39:00</dc:date>
            </office:change-info>
          </text:insertion>
        </text:changed-region>
        <text:changed-region xml:id="ct139943245749256" text:id="ct139943245749256">
          <text:insertion>
            <office:change-info>
              <dc:creator>Denis Kotlar</dc:creator>
              <dc:date>2017-06-16T10:39:00</dc:date>
            </office:change-info>
          </text:insertion>
        </text:changed-region>
        <text:changed-region xml:id="ct139943245746376" text:id="ct139943245746376">
          <text:insertion>
            <office:change-info>
              <dc:creator>Denis Kotlar</dc:creator>
              <dc:date>2017-06-16T10:39:00</dc:date>
            </office:change-info>
          </text:insertion>
        </text:changed-region>
        <text:changed-region xml:id="ct139941793174672" text:id="ct139941793174672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139941702558856" text:id="ct139941702558856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139941702560584" text:id="ct139941702560584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139941702557896" text:id="ct139941702557896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139941702559048" text:id="ct139941702559048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139941802755792" text:id="ct139941802755792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139941696076432" text:id="ct139941696076432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139941696076624" text:id="ct139941696076624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139941785341328" text:id="ct139941785341328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139941696685784" text:id="ct139941696685784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139941703917960" text:id="ct139941703917960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139941696684248" text:id="ct139941696684248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139941703921416" text:id="ct139941703921416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139941703921032" text:id="ct139941703921032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139941703920648" text:id="ct139941703920648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139941703920456" text:id="ct139941703920456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139941703919688" text:id="ct139941703919688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139941703920072" text:id="ct139941703920072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139941703919304" text:id="ct139941703919304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139943245584264" text:id="ct139943245584264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139941703919880" text:id="ct139941703919880">
          <text:insertion>
            <office:change-info>
              <dc:creator>Denis Kotlar</dc:creator>
              <dc:date>2017-04-02T12:48:00</dc:date>
            </office:change-info>
          </text:insertion>
        </text:changed-region>
        <text:changed-region xml:id="ct139941783845144" text:id="ct139941783845144">
          <text:insertion>
            <office:change-info>
              <dc:creator>Denis Kotlar</dc:creator>
              <dc:date>2017-06-16T10:40:00</dc:date>
            </office:change-info>
          </text:insertion>
        </text:changed-region>
        <text:changed-region xml:id="ct139941783843800" text:id="ct139941783843800">
          <text:insertion>
            <office:change-info>
              <dc:creator>Denis Kotlar</dc:creator>
              <dc:date>2017-06-16T10:40:00</dc:date>
            </office:change-info>
          </text:insertion>
        </text:changed-region>
        <text:changed-region xml:id="ct139941703918920" text:id="ct139941703918920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139941785961808" text:id="ct139941785961808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139941785962576" text:id="ct139941785962576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139941703918344" text:id="ct139941703918344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139941703919496" text:id="ct139941703919496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139941703918728" text:id="ct139941703918728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139941783844760" text:id="ct139941783844760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139941783844184" text:id="ct139941783844184">
          <text:insertion>
            <office:change-info>
              <dc:creator>Denis Kotlar</dc:creator>
              <dc:date>2017-04-02T12:46:00</dc:date>
            </office:change-info>
          </text:insertion>
        </text:changed-region>
        <text:changed-region xml:id="ct139941703917576" text:id="ct139941703917576">
          <text:insertion>
            <office:change-info>
              <dc:creator>Denis Kotlar</dc:creator>
              <dc:date>2017-04-02T12:45:00</dc:date>
            </office:change-info>
          </text:insertion>
        </text:changed-region>
        <text:changed-region xml:id="ct139941793809936" text:id="ct139941793809936">
          <text:insertion>
            <office:change-info>
              <dc:creator>Denis Kotlar</dc:creator>
              <dc:date>2017-04-02T12:45:00</dc:date>
            </office:change-info>
          </text:insertion>
        </text:changed-region>
        <text:changed-region xml:id="ct139941703917768" text:id="ct139941703917768">
          <text:insertion>
            <office:change-info>
              <dc:creator>Denis Kotlar</dc:creator>
              <dc:date>2017-04-02T12:45:00</dc:date>
            </office:change-info>
          </text:insertion>
        </text:changed-region>
        <text:changed-region xml:id="ct139941703920264" text:id="ct139941703920264">
          <text:insertion>
            <office:change-info>
              <dc:creator>Denis Kotlar</dc:creator>
              <dc:date>2017-04-02T12:45:00</dc:date>
            </office:change-info>
          </text:insertion>
        </text:changed-region>
        <text:changed-region xml:id="ct139941794246872" text:id="ct139941794246872">
          <text:insertion>
            <office:change-info>
              <dc:creator>Denis Kotlar</dc:creator>
              <dc:date>2017-04-02T12:45:00</dc:date>
            </office:change-info>
          </text:insertion>
        </text:changed-region>
        <text:changed-region xml:id="ct139941693087320" text:id="ct139941693087320">
          <text:insertion>
            <office:change-info>
              <dc:creator>Denis Kotlar</dc:creator>
              <dc:date>2016-11-08T14:30:00</dc:date>
            </office:change-info>
          </text:insertion>
        </text:changed-region>
        <text:changed-region xml:id="ct139941793810320" text:id="ct139941793810320">
          <text:insertion>
            <office:change-info>
              <dc:creator>Denis Kotlar</dc:creator>
              <dc:date>2016-11-08T14:30:00</dc:date>
            </office:change-info>
          </text:insertion>
        </text:changed-region>
        <text:changed-region xml:id="ct139941793811856" text:id="ct139941793811856">
          <text:insertion>
            <office:change-info>
              <dc:creator>Denis Kotlar</dc:creator>
              <dc:date>2016-11-08T14:31:00</dc:date>
            </office:change-info>
          </text:insertion>
        </text:changed-region>
        <text:changed-region xml:id="ct139941793810704" text:id="ct139941793810704">
          <text:insertion>
            <office:change-info>
              <dc:creator>Denis Kotlar</dc:creator>
              <dc:date>2016-11-08T14:35:00</dc:date>
            </office:change-info>
          </text:insertion>
        </text:changed-region>
        <text:changed-region xml:id="ct139941793809744" text:id="ct139941793809744">
          <text:insertion>
            <office:change-info>
              <dc:creator>Denis Kotlar</dc:creator>
              <dc:date>2016-11-08T14:31:00</dc:date>
            </office:change-info>
          </text:insertion>
        </text:changed-region>
        <text:changed-region xml:id="ct139941703934352" text:id="ct139941703934352">
          <text:insertion>
            <office:change-info>
              <dc:creator>Denis Kotlar</dc:creator>
              <dc:date>2016-11-08T14:3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3233089811462791596" text:style-name="Outline">
        <text:list-item>
          <text:h text:style-name="P9" text:outline-level="1"><text:bookmark text:name="Section 11"/>SCPI commands scheduled for upcoming releases</text:h>
        </text:list-item>
      </text:list>
      <text:p text:style-name="P1"/>
      <text:p text:style-name="P11">Please note that the following list is preliminary.</text:p>
      <text:p text:style-name="P1"/>
      <table:table table:name="Table101" table:style-name="Table101">
        <table:table-column table:style-name="Table101.A"/>
        <table:table-column table:style-name="Table101.B"/>
        <table:table-row>
          <table:table-cell table:style-name="Table101.A1" office:value-type="string">
            <text:p text:style-name="P10">SCPI command</text:p>
          </table:table-cell>
          <table:table-cell table:style-name="Table101.A1" office:value-type="string">
            <text:p text:style-name="P10">Description</text:p>
          </table:table-cell>
        </table:table-row>
        <table:table-row>
          <table:table-cell table:style-name="Table101.A2" office:value-type="string">
            <text:p text:style-name="P18">DCL</text:p>
          </table:table-cell>
          <table:table-cell table:style-name="Table101.A2" office:value-type="string">
            <text:p text:style-name="P2">Requires the client (controller) to send a <text:span text:style-name="T1">"</text:span>DCL\n<text:span text:style-name="T1">"</text:span> string</text:p>
          </table:table-cell>
        </table:table-row>
        <table:table-row>
          <table:table-cell table:style-name="Table101.A2" office:value-type="string">
            <text:p text:style-name="P18">*SRE</text:p>
          </table:table-cell>
          <table:table-cell table:style-name="Table101.A2" office:value-type="string">
            <text:p text:style-name="P2">Sets the value of the Service Request Enable register</text:p>
          </table:table-cell>
        </table:table-row>
        <table:table-row>
          <table:table-cell table:style-name="Table101.A2" office:value-type="string">
            <text:p text:style-name="P2"><text:change-start text:change-id="ct139941696686360"/>*WAI<text:change-end text:change-id="ct139941696686360"/></text:p>
          </table:table-cell>
          <table:table-cell table:style-name="Table101.A2" office:value-type="string">
            <text:p text:style-name="P2"><text:change-start text:change-id="ct139941702558280"/>Waits until all pending commands are completed<text:change-end text:change-id="ct139941702558280"/></text:p>
          </table:table-cell>
        </table:table-row>
        <table:table-row>
          <table:table-cell table:style-name="Table101.A5" office:value-type="string">
            <text:p text:style-name="P18"><text:change-start text:change-id="ct139941702558664"/>ABORt<text:change-end text:change-id="ct139941702558664"/></text:p>
          </table:table-cell>
          <table:table-cell table:style-name="Table101.A5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15"><text:change-start text:change-id="ct139941702560392"/>:ELOG<text:change-end text:change-id="ct139941702560392"/></text:p>
          </table:table-cell>
          <table:table-cell table:style-name="Table101.A2" office:value-type="string">
            <text:p text:style-name="P2"><text:change-start text:change-id="ct139941702559816"/>Abort external data log measurements<text:change-end text:change-id="ct139941702559816"/></text:p>
          </table:table-cell>
        </table:table-row>
        <table:table-row>
          <table:table-cell table:style-name="Table101.A2" office:value-type="string">
            <text:p text:style-name="P18">CALibration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16">:TEMPerature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6">[:DATA] {&lt;new value&gt;}</text:p>
          </table:table-cell>
          <table:table-cell table:style-name="Table101.A2" office:value-type="string">
            <text:p text:style-name="P2">Enters the calibration value</text:p>
          </table:table-cell>
        </table:table-row>
        <table:table-row>
          <table:table-cell table:style-name="Table101.A2" office:value-type="string">
            <text:p text:style-name="P18"><text:change-start text:change-id="ct139941702557704"/>INITiate<text:change-end text:change-id="ct139941702557704"/>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16"><text:change-start text:change-id="ct139943245587216"/>:ELOG<text:change-end text:change-id="ct139943245587216"/></text:p>
          </table:table-cell>
          <table:table-cell table:style-name="Table101.A2" office:value-type="string">
            <text:p text:style-name="P2"><text:change-start text:change-id="ct139943245589328"/>Enables external data log measurements<text:change-end text:change-id="ct139943245589328"/></text:p>
          </table:table-cell>
        </table:table-row>
        <table:table-row>
          <table:table-cell table:style-name="Table101.A2" office:value-type="string">
            <text:p text:style-name="P17"><text:change-start text:change-id="ct139941692212952"/>INSTrument<text:change-end text:change-id="ct139941692212952"/>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P15"><text:change-start text:change-id="ct139941692213144"/>:COUPle<text:change-end text:change-id="ct139941692213144"/>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P5"><text:change-start text:change-id="ct139941696077584"/>:TRIGger {&lt;mode&gt;}<text:change-end text:change-id="ct139941696077584"/></text:p>
          </table:table-cell>
          <table:table-cell table:style-name="Table101.A2" office:value-type="string">
            <text:p text:style-name="P3"><text:change-start text:change-id="ct139941810078864"/>Selects a coupling between channels trigger systems<text:change-end text:change-id="ct139941810078864"/></text:p>
          </table:table-cell>
        </table:table-row>
        <table:table-row>
          <table:table-cell table:style-name="Table101.A2" office:value-type="string">
            <text:p text:style-name="P17"><text:change-start text:change-id="ct139943245750024"/>MMEMory<text:change-end text:change-id="ct139943245750024"/></text:p>
          </table:table-cell>
          <table:table-cell table:style-name="Table101.A2" office:value-type="string">
            <text:p text:style-name="P21"/>
          </table:table-cell>
        </table:table-row>
        <table:table-row>
          <table:table-cell table:style-name="Table101.A2" office:value-type="string">
            <text:p text:style-name="P15"><text:change-start text:change-id="ct139943245749640"/>:LOAD<text:change-end text:change-id="ct139943245749640"/>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P5"><text:change-start text:change-id="ct139943245588752"/>:LIST[1|2] &lt;filename&gt;<text:change-end text:change-id="ct139943245588752"/></text:p>
          </table:table-cell>
          <table:table-cell table:style-name="Table101.A2" office:value-type="string">
            <text:p text:style-name="P12"><text:change-start text:change-id="ct139943246573336"/>Loads stored LIST from the SD card to the specified channel<text:change-end text:change-id="ct139943246573336"/></text:p>
          </table:table-cell>
        </table:table-row>
        <table:table-row>
          <table:table-cell table:style-name="Table101.A2" office:value-type="string">
            <text:p text:style-name="P15"><text:change-start text:change-id="ct139943245749448"/>:STORe<text:change-end text:change-id="ct139943245749448"/></text:p>
          </table:table-cell>
          <table:table-cell table:style-name="Table101.A2" office:value-type="string">
            <text:p text:style-name="P12"/>
          </table:table-cell>
        </table:table-row>
        <table:table-row>
          <table:table-cell table:style-name="Table101.A2" office:value-type="string">
            <text:p text:style-name="P5"><text:change-start text:change-id="ct139943245749256"/>:LIST[1|2] &lt;filename&gt;<text:change-end text:change-id="ct139943245749256"/></text:p>
          </table:table-cell>
          <table:table-cell table:style-name="Table101.A2" office:value-type="string">
            <text:p text:style-name="P12"><text:change-start text:change-id="ct139943245746376"/>Stores specified channel LIST to the SD card <text:change-end text:change-id="ct139943245746376"/></text:p>
          </table:table-cell>
        </table:table-row>
        <table:table-row>
          <table:table-cell table:style-name="Table101.A2" office:value-type="string">
            <text:p text:style-name="P17"><text:change-start text:change-id="ct139941793174672"/>SENSe <text:change-end text:change-id="ct139941793174672"/>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P15"><text:change-start text:change-id="ct139941702558856"/>:AHOur<text:change-end text:change-id="ct139941702558856"/>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P5"><text:change-start text:change-id="ct139941702560584"/>:RESet<text:change-end text:change-id="ct139941702560584"/></text:p>
          </table:table-cell>
          <table:table-cell table:style-name="Table101.A2" office:value-type="string">
            <text:p text:style-name="P1"><text:change-start text:change-id="ct139941702557896"/>Resets the amp-hour (Ah) measurement to zero<text:change-end text:change-id="ct139941702557896"/></text:p>
          </table:table-cell>
        </table:table-row>
        <table:table-row>
          <table:table-cell table:style-name="Table101.A2" office:value-type="string">
            <text:p text:style-name="P15"><text:change-start text:change-id="ct139941702559048"/>:ELOG<text:change-end text:change-id="ct139941702559048"/>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P5"><text:change-start text:change-id="ct139941802755792"/>:CURRent<text:change-end text:change-id="ct139941802755792"/>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P13"><text:change-start text:change-id="ct139941696076432"/>[:DC]<text:change-end text:change-id="ct139941696076432"/>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P7"><text:change-start text:change-id="ct139941696076624"/>:RANge[:UPPer] {&lt;value&gt;}<text:change-end text:change-id="ct139941696076624"/></text:p>
          </table:table-cell>
          <table:table-cell table:style-name="Table101.A2" office:value-type="string">
            <text:p text:style-name="P1"><text:change-start text:change-id="ct139941785341328"/>Selects the Elog current measurement range<text:change-end text:change-id="ct139941785341328"/></text:p>
          </table:table-cell>
        </table:table-row>
        <table:table-row>
          <table:table-cell table:style-name="Table101.A2" office:value-type="string">
            <text:p text:style-name="P25"><text:change-start text:change-id="ct139941696685784"/>:AUTO {&lt;bool&gt;}<text:change-end text:change-id="ct139941696685784"/></text:p>
          </table:table-cell>
          <table:table-cell table:style-name="Table101.A2" office:value-type="string">
            <text:p text:style-name="P1"><text:change-start text:change-id="ct139941703917960"/>Enables/disables Elog seamless measurement autoranging<text:change-end text:change-id="ct139941703917960"/></text:p>
          </table:table-cell>
        </table:table-row>
        <table:table-row>
          <table:table-cell table:style-name="Table101.A2" office:value-type="string">
            <text:p text:style-name="P5"><text:change-start text:change-id="ct139941696684248"/>:FUNCtion<text:change-end text:change-id="ct139941696684248"/>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P13"><text:change-start text:change-id="ct139941703921416"/>:CURRent {&lt;bool&gt;}<text:change-end text:change-id="ct139941703921416"/></text:p>
          </table:table-cell>
          <table:table-cell table:style-name="Table101.A2" office:value-type="string">
            <text:p text:style-name="P1"><text:change-start text:change-id="ct139941703921032"/>Enables/disables current data logging<text:change-end text:change-id="ct139941703921032"/></text:p>
          </table:table-cell>
        </table:table-row>
        <table:table-row>
          <table:table-cell table:style-name="Table101.A2" office:value-type="string">
            <text:p text:style-name="P13"><text:change-start text:change-id="ct139941703920648"/>:VOLTage {&lt;bool&gt;}<text:change-end text:change-id="ct139941703920648"/></text:p>
          </table:table-cell>
          <table:table-cell table:style-name="Table101.A2" office:value-type="string">
            <text:p text:style-name="P1"><text:change-start text:change-id="ct139941703920456"/>Enables/disables voltage data logging<text:change-end text:change-id="ct139941703920456"/></text:p>
          </table:table-cell>
        </table:table-row>
        <table:table-row>
          <table:table-cell table:style-name="Table101.A2" office:value-type="string">
            <text:p text:style-name="P5"><text:change-start text:change-id="ct139941703919688"/>:PERiod {&lt;time&gt;}<text:change-end text:change-id="ct139941703919688"/></text:p>
          </table:table-cell>
          <table:table-cell table:style-name="Table101.A2" office:value-type="string">
            <text:p text:style-name="P1"><text:change-start text:change-id="ct139941703920072"/>Sets the integration time of an Elog measurement<text:change-end text:change-id="ct139941703920072"/></text:p>
          </table:table-cell>
        </table:table-row>
        <table:table-row>
          <table:table-cell table:style-name="Table101.A2" office:value-type="string">
            <text:p text:style-name="P15"><text:change-start text:change-id="ct139941703919304"/>:WHOur<text:change-end text:change-id="ct139941703919304"/>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P5"><text:change-start text:change-id="ct139943245584264"/>:RESet<text:change-end text:change-id="ct139943245584264"/></text:p>
          </table:table-cell>
          <table:table-cell table:style-name="Table101.A2" office:value-type="string">
            <text:p text:style-name="P1"><text:change-start text:change-id="ct139941703919880"/>Resets the watt-hour (Wh) measurement to zero<text:change-end text:change-id="ct139941703919880"/></text:p>
          </table:table-cell>
        </table:table-row>
        <table:table-row>
          <table:table-cell table:style-name="Table101.A2" office:value-type="string">
            <text:p text:style-name="P18">OUTPut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15">:DELay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P5">:ON {&lt;time&gt;}</text:p>
          </table:table-cell>
          <table:table-cell table:style-name="Table101.A2" office:value-type="string">
            <text:p text:style-name="P1">Sets the delay time for turning the output on</text:p>
          </table:table-cell>
        </table:table-row>
        <table:table-row>
          <table:table-cell table:style-name="Table101.A2" office:value-type="string">
            <text:p text:style-name="P5">:OFF {&lt;time&gt;}</text:p>
          </table:table-cell>
          <table:table-cell table:style-name="Table101.A2" office:value-type="string">
            <text:p text:style-name="P1">Sets the delay time for turning the output off</text:p>
          </table:table-cell>
        </table:table-row>
        <text:soft-page-break/>
        <table:table-row>
          <table:table-cell table:style-name="Table101.A2" office:value-type="string">
            <text:p text:style-name="P15"><text:change-start text:change-id="ct139941783845144"/>:DPRog {&lt;bool&gt;}<text:change-end text:change-id="ct139941783845144"/></text:p>
          </table:table-cell>
          <table:table-cell table:style-name="Table101.A2" office:value-type="string">
            <text:p text:style-name="P1"><text:change-start text:change-id="ct139941783843800"/>Controls down-programmer circuit<text:change-end text:change-id="ct139941783843800"/></text:p>
          </table:table-cell>
        </table:table-row>
        <table:table-row>
          <table:table-cell table:style-name="Table101.A2" office:value-type="string">
            <text:p text:style-name="P17"><text:change-start text:change-id="ct139941703918920"/>[SOURce[&lt;n&gt;]] <text:change-end text:change-id="ct139941703918920"/>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15"><text:change-start text:change-id="ct139941785961808"/>:CURRent<text:change-end text:change-id="ct139941785961808"/>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5"><text:change-start text:change-id="ct139941785962576"/>:SLEW<text:change-end text:change-id="ct139941785962576"/>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13"><text:change-start text:change-id="ct139941703918344"/>:FALLing<text:change-end text:change-id="ct139941703918344"/></text:p>
          </table:table-cell>
          <table:table-cell table:style-name="Table101.A2" office:value-type="string">
            <text:p text:style-name="P2"><text:change-start text:change-id="ct139941703919496"/>Sets the falling current slew rate<text:change-end text:change-id="ct139941703919496"/></text:p>
          </table:table-cell>
        </table:table-row>
        <table:table-row>
          <table:table-cell table:style-name="Table101.A2" office:value-type="string">
            <text:p text:style-name="P13"><text:change-start text:change-id="ct139941703918728"/>:RISing<text:change-end text:change-id="ct139941703918728"/></text:p>
          </table:table-cell>
          <table:table-cell table:style-name="Table101.A2" office:value-type="string">
            <text:p text:style-name="P2"><text:change-start text:change-id="ct139941783844760"/>Sets the rising current slew rate<text:change-end text:change-id="ct139941783844760"/></text:p>
          </table:table-cell>
        </table:table-row>
        <table:table-row>
          <table:table-cell table:style-name="Table101.A2" office:value-type="string">
            <text:p text:style-name="P16"><text:change-start text:change-id="ct139941783844184"/>:VOLTage <text:change-end text:change-id="ct139941783844184"/>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5"><text:change-start text:change-id="ct139941703917576"/>:SLEW<text:change-end text:change-id="ct139941703917576"/></text:p>
          </table:table-cell>
          <table:table-cell table:style-name="Table101.A2" office:value-type="string">
            <text:p text:style-name="P1"/>
          </table:table-cell>
        </table:table-row>
        <table:table-row>
          <table:table-cell table:style-name="Table101.A2" office:value-type="string">
            <text:p text:style-name="P13"><text:change-start text:change-id="ct139941793809936"/>:FALLing<text:change-end text:change-id="ct139941793809936"/></text:p>
          </table:table-cell>
          <table:table-cell table:style-name="Table101.A2" office:value-type="string">
            <text:p text:style-name="P2"><text:change-start text:change-id="ct139941703917768"/>Sets the falling voltage slew rate<text:change-end text:change-id="ct139941703917768"/></text:p>
          </table:table-cell>
        </table:table-row>
        <table:table-row>
          <table:table-cell table:style-name="Table101.A2" office:value-type="string">
            <text:p text:style-name="P13"><text:change-start text:change-id="ct139941703920264"/>:RISing<text:change-end text:change-id="ct139941703920264"/></text:p>
          </table:table-cell>
          <table:table-cell table:style-name="Table101.A2" office:value-type="string">
            <text:p text:style-name="P2"><text:change-start text:change-id="ct139941794246872"/>Sets the rising voltage slew rate<text:change-end text:change-id="ct139941794246872"/></text:p>
          </table:table-cell>
        </table:table-row>
        <table:table-row>
          <table:table-cell table:style-name="Table101.A2" office:value-type="string">
            <text:p text:style-name="P18">SYSTem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16">:COMMunicate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6">:ETHernet</text:p>
          </table:table-cell>
          <table:table-cell table:style-name="Table101.A2" office:value-type="string">
            <text:p text:style-name="P2">Ethernet communication parameters</text:p>
          </table:table-cell>
        </table:table-row>
        <table:table-row>
          <table:table-cell table:style-name="Table101.A2" office:value-type="string">
            <text:p text:style-name="P13">:CONTrol?</text:p>
          </table:table-cell>
          <table:table-cell table:style-name="Table101.A2" office:value-type="string">
            <text:p text:style-name="P2">Queries communication port for SRQ handling</text:p>
          </table:table-cell>
        </table:table-row>
        <table:table-row>
          <table:table-cell table:style-name="Table101.A2" office:value-type="string">
            <text:p text:style-name="P14">:HOSTname {&lt;name&gt;}</text:p>
          </table:table-cell>
          <table:table-cell table:style-name="Table101.A2" office:value-type="string">
            <text:p text:style-name="P2">Sets the Ethernet communication host name</text:p>
          </table:table-cell>
        </table:table-row>
        <table:table-row>
          <table:table-cell table:style-name="Table101.A2" office:value-type="string">
            <text:p text:style-name="P16">:ERRor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6">:ALL?</text:p>
          </table:table-cell>
          <table:table-cell table:style-name="Table101.A2" office:value-type="string">
            <text:p text:style-name="P2">Queries the error/event queue for all the unread items</text:p>
          </table:table-cell>
        </table:table-row>
        <table:table-row>
          <table:table-cell table:style-name="Table101.A2" office:value-type="string">
            <text:p text:style-name="P6">:CODE[:NEXT]?</text:p>
          </table:table-cell>
          <table:table-cell table:style-name="Table101.A2" office:value-type="string">
            <text:p text:style-name="P2">Queries the error/event queue for the next item code</text:p>
          </table:table-cell>
        </table:table-row>
        <table:table-row>
          <table:table-cell table:style-name="Table101.A2" office:value-type="string">
            <text:p text:style-name="P15"><text:change-start text:change-id="ct139941693087320"/>:TIME<text:change-end text:change-id="ct139941693087320"/>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6"><text:change-start text:change-id="ct139941793810320"/>:TIMer<text:change-end text:change-id="ct139941793810320"/>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13"><text:change-start text:change-id="ct139941793811856"/>[:STATe]<text:change-end text:change-id="ct139941793811856"/></text:p>
          </table:table-cell>
          <table:table-cell table:style-name="Table101.A2" office:value-type="string">
            <text:p text:style-name="P2"><text:change-start text:change-id="ct139941793810704"/>Sets the internal timer state<text:change-end text:change-id="ct139941793810704"/></text:p>
          </table:table-cell>
        </table:table-row>
        <table:table-row>
          <table:table-cell table:style-name="Table101.A2" office:value-type="string">
            <text:p text:style-name="P13"><text:change-start text:change-id="ct139941793809744"/>:COUNt<text:change-end text:change-id="ct139941793809744"/></text:p>
          </table:table-cell>
          <table:table-cell table:style-name="Table101.A2" office:value-type="string">
            <text:p text:style-name="P2"><text:change-start text:change-id="ct139941703934352"/>Queries the current value of the internal timer<text:change-end text:change-id="ct139941703934352"/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Arial" fo:font-size="12pt" fo:language="en" fo:country="US" style:letter-kerning="true" style:font-name-asian="DejaVu Sans Mono1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fo:language="en" fo:country="US"/>
    </style:style>
    <style:style style:name="MP2" style:family="paragraph" style:parent-style-name="Header_20_left">
      <style:text-properties fo:language="en" fo:country="US"/>
    </style:style>
    <style:style style:name="MP3" style:family="paragraph" style:parent-style-name="Footer_20_left">
      <style:text-properties fo:language="en" fo:country="US"/>
    </style:style>
    <style:style style:name="MP4" style:family="paragraph" style:parent-style-name="Header_20_right">
      <style:text-properties fo:language="en" fo:country="US"/>
    </style:style>
    <style:style style:name="MP5" style:family="paragraph" style:parent-style-name="Footer_20_right">
      <style:text-properties fo:language="en" fo:country="US"/>
    </style:style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MP1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MP2"><text:title>11. SCPI commands scheduled for upcoming releases</text:title></text:p>
      </style:header>
      <style:footer>
        <text:p text:style-name="MP3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MP4"><text:chapter text:display="number-and-name" text:outline-level="1"/></text:p>
      </style:header>
      <style:footer>
        <text:p text:style-name="MP5"><text:page-number text:select-page="current"/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3$Unix OpenOffice.org_project/413m1$Build-9783</meta:generator>
    <meta:keyword>SCPI</meta:keyword>
    <meta:keyword>IEEE 488</meta:keyword>
    <meta:keyword>Remote control</meta:keyword>
    <meta:keyword>Programming reference</meta:keyword>
    <dc:title>11. SCPI commands scheduled for upcoming releases</dc:title>
    <meta:document-statistic meta:table-count="1" meta:image-count="0" meta:object-count="0" meta:page-count="2" meta:paragraph-count="97" meta:word-count="296" meta:character-count="1994"/>
    <meta:user-defined meta:name="WebPublish_HTML_Profile">HTML</meta:user-defined>
    <meta:user-defined meta:name="WebPublish_Post_AdditionalCategories">9</meta:user-defined>
    <meta:user-defined meta:name="WebPublish_Post_Id">38</meta:user-defined>
    <meta:user-defined meta:name="WebPublish_Post_PrimaryCategory">8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